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Mangal1" svg:font-family="Mangal"/>
    <style:font-face style:name="arial" svg:font-family="arial"/>
    <style:font-face style:name="sans-serif" svg:font-family="sans-serif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22222" style:font-name="Arial" fo:font-size="11pt" fo:letter-spacing="normal" fo:font-style="normal" fo:font-weight="normal" officeooo:rsid="00086234" officeooo:paragraph-rsid="000b8693" style:font-size-asian="11pt" style:font-size-complex="11pt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Text_20_body">
      <style:text-properties style:font-name="Arial" fo:font-size="11pt" officeooo:rsid="00086234" officeooo:paragraph-rsid="00086234" style:font-size-asian="11pt" style:font-size-complex="11pt"/>
    </style:style>
    <style:style style:name="P4" style:family="paragraph" style:parent-style-name="Text_20_body">
      <style:text-properties style:font-name="Arial" fo:font-size="11pt" officeooo:rsid="00086234" officeooo:paragraph-rsid="000b8693" style:font-size-asian="11pt" style:font-size-complex="11pt"/>
    </style:style>
    <style:style style:name="P5" style:family="paragraph" style:parent-style-name="Text_20_body">
      <style:text-properties style:font-name="Arial" fo:font-size="11pt" officeooo:paragraph-rsid="000a7cd8" style:font-size-asian="11pt" style:font-size-complex="11pt"/>
    </style:style>
    <style:style style:name="P6" style:family="paragraph" style:parent-style-name="Text_20_body">
      <style:text-properties style:font-name="Arial" fo:font-size="11pt" officeooo:rsid="000b8693" officeooo:paragraph-rsid="000b8693" style:font-size-asian="11pt" style:font-size-complex="11pt"/>
    </style:style>
    <style:style style:name="P7" style:family="paragraph" style:parent-style-name="Text_20_body">
      <style:text-properties style:font-name="Arial" fo:font-size="11pt" officeooo:rsid="000cecf4" officeooo:paragraph-rsid="000cecf4" style:font-size-asian="11pt" style:font-size-complex="11pt"/>
    </style:style>
    <style:style style:name="P8" style:family="paragraph" style:parent-style-name="Text_20_body">
      <style:text-properties style:font-name="Arial" fo:font-size="11pt" officeooo:rsid="000e0389" officeooo:paragraph-rsid="000e0389" style:font-size-asian="11pt" style:font-size-complex="11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style:font-name="Arial" fo:font-size="11pt" fo:letter-spacing="normal" officeooo:paragraph-rsid="000b8693" style:font-size-asian="11pt" style:font-size-complex="11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style:font-name="Arial" fo:font-size="11pt" fo:letter-spacing="normal" fo:font-style="normal" fo:font-weight="normal" officeooo:paragraph-rsid="000b8693" style:font-size-asian="11pt" style:font-size-complex="11pt"/>
    </style:style>
    <style:style style:name="T1" style:family="text">
      <style:text-properties officeooo:rsid="00086234"/>
    </style:style>
    <style:style style:name="T2" style:family="text">
      <style:text-properties fo:font-variant="normal" fo:text-transform="none" fo:color="#0000ff" fo:letter-spacing="normal" fo:font-style="normal" fo:font-weight="normal"/>
    </style:style>
    <style:style style:name="T3" style:family="text">
      <style:text-properties fo:font-variant="normal" fo:text-transform="none" fo:color="#0000ff" fo:letter-spacing="normal" fo:font-style="normal" fo:font-weight="normal" officeooo:rsid="00086234"/>
    </style:style>
    <style:style style:name="T4" style:family="text">
      <style:text-properties fo:font-variant="normal" fo:text-transform="none" fo:color="#0000ff" fo:letter-spacing="normal" fo:font-style="normal" fo:font-weight="normal" officeooo:rsid="000cecf4"/>
    </style:style>
    <style:style style:name="T5" style:family="text">
      <style:text-properties fo:font-variant="normal" fo:text-transform="none" fo:color="#666666" fo:letter-spacing="normal" fo:font-style="normal" fo:font-weight="normal"/>
    </style:style>
    <style:style style:name="T6" style:family="text">
      <style:text-properties fo:color="#0000ff"/>
    </style:style>
    <style:style style:name="T7" style:family="text">
      <style:text-properties fo:color="#0000ff" fo:font-style="normal" fo:font-weight="normal"/>
    </style:style>
    <style:style style:name="T8" style:family="text">
      <style:text-properties fo:color="#0000ff" officeooo:rsid="000b8693"/>
    </style:style>
    <style:style style:name="T9" style:family="text">
      <style:text-properties fo:font-style="normal" fo:font-weight="normal"/>
    </style:style>
    <style:style style:name="T10" style:family="text">
      <style:text-properties fo:color="#a52a2a"/>
    </style:style>
    <style:style style:name="T11" style:family="text">
      <style:text-properties fo:color="#a52a2a" fo:font-style="normal" fo:font-weight="normal"/>
    </style:style>
    <style:style style:name="T12" style:family="text">
      <style:text-properties fo:color="#a52a2a" fo:font-style="normal" fo:font-weight="normal" officeooo:rsid="000b8693"/>
    </style:style>
    <style:style style:name="T13" style:family="text">
      <style:text-properties fo:color="#a52a2a" officeooo:rsid="000b8693"/>
    </style:style>
    <style:style style:name="T14" style:family="text">
      <style:text-properties fo:color="#000000"/>
    </style:style>
    <style:style style:name="T15" style:family="text">
      <style:text-properties fo:color="#000000" fo:font-style="normal" fo:font-weight="normal"/>
    </style:style>
    <style:style style:name="T16" style:family="text">
      <style:text-properties officeooo:rsid="000a7cd8"/>
    </style:style>
    <style:style style:name="T17" style:family="text">
      <style:text-properties officeooo:rsid="000b8693"/>
    </style:style>
    <style:style style:name="T18" style:family="text">
      <style:text-properties officeooo:rsid="000cec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&lt;</text:span><text:span text:style-name="T13">person</text:span><text:span text:style-name="T6">&gt;</text:span></text:p>
      <text:p text:style-name="P1"><text:span text:style-name="T6"><text:tab/>&lt;</text:span><text:span text:style-name="T13">employee</text:span><text:span text:style-name="T6">&gt;</text:span><text:line-break/><text:span text:style-name="T14"><text:tab/><text:tab/></text:span><text:span text:style-name="T6">&lt;</text:span><text:span text:style-name="T10">Name</text:span><text:span text:style-name="T6">&gt;</text:span><text:span text:style-name="T14">Nicky J</text:span><text:span text:style-name="T6">&lt;</text:span><text:span text:style-name="T10">/Name</text:span><text:span text:style-name="T6">&gt;&lt;id&gt;9789&lt;/id&gt;&lt;availability&gt;Y&lt;/availability&gt;</text:span><text:span text:style-name="T14"><text:tab/></text:span></text:p>
      <text:p text:style-name="P1"><text:span text:style-name="T14"><text:tab/></text:span><text:span text:style-name="T6">&lt;</text:span><text:span text:style-name="T10">/</text:span><text:span text:style-name="T13">employee</text:span><text:span text:style-name="T6">&gt;</text:span></text:p>
      <text:p text:style-name="P9"><text:span text:style-name="T15"><text:tab/></text:span><text:span text:style-name="T7">&lt;</text:span><text:span text:style-name="T12">employee</text:span><text:span text:style-name="T7">&gt;</text:span><text:span text:style-name="T9"><text:line-break/></text:span><text:span text:style-name="T15"><text:tab/><text:tab/></text:span><text:span text:style-name="T7">&lt;</text:span><text:span text:style-name="T11">Name</text:span><text:span text:style-name="T7">&gt;</text:span><text:span text:style-name="T15">Vaida Z</text:span><text:span text:style-name="T7">&lt;</text:span><text:span text:style-name="T11">/Name</text:span><text:span text:style-name="T7">&gt;&lt;id&gt;9799&lt;/id&gt;&lt;availability&gt;N&lt;/availability&gt;</text:span></text:p>
      <text:p text:style-name="P9"><text:span text:style-name="T15"><text:tab/></text:span><text:span text:style-name="T7">&lt;</text:span><text:span text:style-name="T11">/</text:span><text:span text:style-name="T12">employee</text:span><text:span text:style-name="T7">&gt;</text:span></text:p>
      <text:p text:style-name="P11"><text:line-break/><text:span text:style-name="T14"><text:tab/></text:span><text:span text:style-name="T6">&lt;</text:span><text:span text:style-name="T13">employee</text:span><text:span text:style-name="T6">&gt;</text:span><text:line-break/><text:span text:style-name="T14"><text:tab/><text:tab/></text:span><text:span text:style-name="T6">&lt;</text:span><text:span text:style-name="T10">Name</text:span><text:span text:style-name="T6">&gt;</text:span><text:span text:style-name="T10">Robbie M&lt;/Name&gt;</text:span><text:span text:style-name="T6">&lt;id&gt;1235&lt;/id&gt;&lt;availability&gt;Y&lt;/availability&gt; </text:span></text:p>
      <text:p text:style-name="P11"><text:span text:style-name="T6"><text:tab/>&lt;/</text:span><text:span text:style-name="T8">employee</text:span><text:span text:style-name="T6">&gt;</text:span></text:p>
      <text:p text:style-name="P10"><text:span text:style-name="T6">&lt;</text:span><text:span text:style-name="T10">/</text:span><text:span text:style-name="T13">person</text:span><text:span text:style-name="T6">&gt;</text:span></text:p>
      <text:p text:style-name="P2"/>
      <text:p text:style-name="P2"/>
      <text:p text:style-name="P2"><text:span text:style-name="T1">&lt;skills&gt;</text:span></text:p>
      <text:p text:style-name="P2"><text:tab/><text:span text:style-name="T1">&lt;skill&gt;</text:span></text:p>
      <text:p text:style-name="P3"><text:tab/><text:tab/>&lt;id&gt;12&lt;/id&gt; &lt;Name&gt;<text:span text:style-name="T16">Scrum Master</text:span>&lt;/Name&gt;</text:p>
      <text:p text:style-name="P3"><text:tab/>&lt;/skill&gt;</text:p>
      <text:p text:style-name="P3"><text:tab/>&lt;skill&gt;</text:p>
      <text:p text:style-name="P3"><text:tab/><text:tab/>&lt;id&gt;15&lt;/id&gt; &lt;Name&gt;<text:span text:style-name="T16">Product Owner</text:span>&lt;/Name&gt;</text:p>
      <text:p text:style-name="P3"><text:tab/>&lt;/skill&gt;</text:p>
      <text:p text:style-name="P3"><text:tab/>&lt;skill&gt;</text:p>
      <text:p text:style-name="P5"><text:span text:style-name="T1"><text:tab/><text:tab/>&lt;id&gt;17&lt;/id&gt; &lt;Name&gt;</text:span><text:span text:style-name="T5">Agile Testing</text:span> <text:span text:style-name="T1">&lt;/Name&gt;</text:span></text:p>
      <text:p text:style-name="P3"><text:tab/>&lt;/skill&gt;</text:p>
      <text:p text:style-name="P3">&lt;/skill<text:span text:style-name="T17">s</text:span>&gt;</text:p>
      <text:p text:style-name="P4"><text:s/></text:p>
      <text:p text:style-name="P4"/>
      <text:p text:style-name="P4"><text:span text:style-name="T17">&lt;categories&gt;</text:span></text:p>
      <text:p text:style-name="P3"><text:tab/><text:span text:style-name="T17">&lt;category&gt;</text:span></text:p>
      <text:p text:style-name="P3"><text:tab/><text:tab/><text:span text:style-name="T17">&lt;id&gt;1&lt;/id&gt;&lt;Name&gt;Agile&lt;/Name&gt;</text:span></text:p>
      <text:p text:style-name="P3"><text:tab/><text:span text:style-name="T17">&lt;/category&gt;</text:span></text:p>
      <text:p text:style-name="P3"><text:tab/><text:span text:style-name="T17">&lt;category&gt;</text:span></text:p>
      <text:p text:style-name="P3"><text:tab/><text:tab/><text:span text:style-name="T17">&lt;id&gt;2&lt;/id&gt;&lt;Name&gt;Automation&lt;/Name&gt;</text:span></text:p>
      <text:p text:style-name="P3"><text:tab/><text:span text:style-name="T17">&lt;/category&gt;</text:span></text:p>
      <text:p text:style-name="P3"><text:soft-page-break/><text:tab/><text:span text:style-name="T17">&lt;category&gt;</text:span></text:p>
      <text:p text:style-name="P3"><text:tab/><text:tab/><text:span text:style-name="T17">&lt;id&gt;3&lt;/id&gt;&lt;Name&gt;Leadership&lt;/Name&gt;</text:span></text:p>
      <text:p text:style-name="P3"><text:tab/><text:span text:style-name="T17">&lt;/category&gt;</text:span></text:p>
      <text:p text:style-name="P6">&lt;/categories&gt;</text:p>
      <text:p text:style-name="P6">&lt;person skill<text:span text:style-name="T18">s</text:span>&gt;</text:p>
      <text:p text:style-name="P6"><text:tab/><text:span text:style-name="T18">&lt;person skill&gt;</text:span></text:p>
      <text:p text:style-name="P6"><text:tab/><text:tab/>&lt;id&gt;5&lt;/id&gt;&lt;person id&gt; <text:span text:style-name="T3">9789</text:span><text:span text:style-name="T2">&lt;/person id&gt;&lt;skill id&gt; </text:span><text:span text:style-name="T3">12</text:span><text:span text:style-name="T2">&lt;/skill id&gt;&lt;skill level&gt;0&lt;/skill <text:tab/><text:tab/>level&gt;&lt;category id&gt;1&lt;/category id&gt;</text:span></text:p>
      <text:p text:style-name="P6"><text:span text:style-name="T2"><text:tab/></text:span><text:span text:style-name="T4">&lt;/person skill&gt;</text:span></text:p>
      <text:p text:style-name="P6"><text:span text:style-name="T4"><text:tab/>&lt;person skill&gt;</text:span></text:p>
      <text:p text:style-name="P6"><text:span text:style-name="T2"><text:tab/><text:tab/>&lt;id&gt;6&lt;/id&gt;&lt;person id&gt;9799&lt;/person id&gt;&lt;skill id&gt;</text:span><text:span text:style-name="T4">15</text:span><text:span text:style-name="T2">&lt;/skill id&gt;&lt;skill level&gt;</text:span><text:span text:style-name="T4">1</text:span><text:span text:style-name="T2">&lt;/skill <text:tab/><text:tab/>level&gt;&lt;category id&gt;</text:span><text:span text:style-name="T4">3</text:span><text:span text:style-name="T2">&lt;/category id&gt;</text:span></text:p>
      <text:p text:style-name="P6"><text:span text:style-name="T2"><text:tab/></text:span><text:span text:style-name="T4">&lt;/person skill&gt;</text:span></text:p>
      <text:p text:style-name="P6"><text:span text:style-name="T4"><text:tab/>&lt;person skill&gt;</text:span></text:p>
      <text:p text:style-name="P6"><text:span text:style-name="T2"><text:tab/><text:tab/>&lt;id&gt;7&lt;/id&gt;&lt;person id&gt; 1235&lt;/person id&gt;&lt;skill id&gt;</text:span><text:span text:style-name="T4">17</text:span><text:span text:style-name="T2">&lt;/skill id&gt;&lt;skill level&gt;</text:span><text:span text:style-name="T4">2</text:span><text:span text:style-name="T2">&lt;/skill <text:tab/><text:tab/>level&gt;&lt;category id&gt;</text:span><text:span text:style-name="T4">2</text:span><text:span text:style-name="T2">&lt;/category id&gt;</text:span></text:p>
      <text:p text:style-name="P6"><text:span text:style-name="T2"><text:tab/></text:span><text:span text:style-name="T4">&lt;/person skill&gt;</text:span></text:p>
      <text:p text:style-name="P7"><text:span text:style-name="T4">&lt;/</text:span><text:span text:style-name="T2">person skills&gt;</text:span></text:p>
      <text:p text:style-name="P6"><text:span text:style-name="T2"><text:tab/></text:span></text:p>
      <text:p text:style-name="P8"><text:span text:style-name="T2">&lt;projects&gt;</text:span></text:p>
      <text:p text:style-name="P8"><text:span text:style-name="T2"><text:tab/>&lt;project&gt;</text:span></text:p>
      <text:p text:style-name="P8"><text:span text:style-name="T2"><text:tab/><text:tab/>&lt;id&gt;33&lt;/id&gt;&lt;Name&gt;Project1&lt;/Name&gt;&lt;Client&gt;ICAP&lt;/Client&gt;</text:span></text:p>
      <text:p text:style-name="P8"><text:span text:style-name="T2"><text:tab/>&lt;/project&gt;</text:span></text:p>
      <text:p text:style-name="P8"><text:span text:style-name="T2"><text:tab/>&lt;project&gt;</text:span></text:p>
      <text:p text:style-name="P8"><text:span text:style-name="T2"><text:tab/><text:tab/>&lt;id&gt;44&lt;/id&gt;&lt;Name&gt;Project2&lt;/Name&gt;&lt;Client&gt;Equity&lt;/Client&gt;</text:span></text:p>
      <text:p text:style-name="P8"><text:span text:style-name="T2"><text:tab/>&lt;/project&gt;</text:span></text:p>
      <text:p text:style-name="P8"><text:span text:style-name="T2"><text:tab/>&lt;project&gt;</text:span></text:p>
      <text:p text:style-name="P8"><text:span text:style-name="T2"><text:tab/><text:tab/>&lt;id&gt;55&lt;/id&gt;&lt;Name&gt;Project3&lt;/Name&gt;&lt;Client&gt;Home Office&lt;/Client&gt;</text:span></text:p>
      <text:p text:style-name="P8"><text:span text:style-name="T2"><text:tab/>&lt;/project&gt;</text:span></text:p>
      <text:p text:style-name="P8"><text:span text:style-name="T2">&lt;/projects&gt;</text:span></text:p>
      <text:p text:style-name="P8"/>
      <text:p text:style-name="P8"/>
      <text:p text:style-name="P8"/>
      <text:p text:style-name="P8"/>
      <text:p text:style-name="P8"><text:soft-page-break/><text:span text:style-name="T2">&lt;project skills&gt;</text:span></text:p>
      <text:p text:style-name="P8"><text:span text:style-name="T2"><text:tab/>&lt;project skill&gt;</text:span></text:p>
      <text:p text:style-name="P8"><text:tab/><text:tab/>&lt;id&gt;1&lt;/id&gt;&lt;project id&gt;33&lt;/project id&gt;&lt;skill id&gt;12&lt;/skill id&gt;&lt;level min&gt;2</text:p>
      <text:p text:style-name="P8"><text:tab/><text:tab/>&lt;/level <text:tab/>min&gt;&lt;level max&gt;5&lt;/level max&gt;&lt;category id&gt;1&lt;/category id&gt;</text:p>
      <text:p text:style-name="P8"><text:span text:style-name="T2"><text:tab/>&lt;/project skill&gt;</text:span></text:p>
      <text:p text:style-name="P8"><text:span text:style-name="T2"><text:tab/>&lt;project skill&gt;</text:span></text:p>
      <text:p text:style-name="P8"><text:tab/><text:tab/>&lt;id&gt;2&lt;/id&gt;&lt;project id&gt;44&lt;/project id&gt;&lt;skill id&gt;15&lt;/skill id&gt;&lt;level min&gt;0</text:p>
      <text:p text:style-name="P8"><text:tab/><text:tab/>&lt;/level <text:tab/>min&gt;&lt;level max&gt;2&lt;/level max&gt;&lt;category id&gt;3&lt;/category id&gt;</text:p>
      <text:p text:style-name="P8"><text:span text:style-name="T2"><text:tab/>&lt;/project skill&gt;</text:span></text:p>
      <text:p text:style-name="P8"><text:span text:style-name="T2"><text:tab/>&lt;project skill&gt;</text:span></text:p>
      <text:p text:style-name="P8"><text:tab/><text:tab/>&lt;id&gt;3&lt;/id&gt;&lt;project id&gt;55&lt;/project id&gt;&lt;skill id&gt;17&lt;/skill id&gt;&lt;level min&gt;1</text:p>
      <text:p text:style-name="P8"><text:tab/><text:tab/>&lt;/level <text:tab/>min&gt;&lt;level max&gt;3&lt;/level max&gt;&lt;category id&gt;2&lt;/category id&gt;</text:p>
      <text:p text:style-name="P8"><text:span text:style-name="T2"><text:tab/>&lt;/project skill&gt;<text:line-break/></text:span></text:p>
      <text:p text:style-name="P8"><text:span text:style-name="T2">&lt;/project skills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courier new'"/>
    <style:font-face style:name="Mangal1" svg:font-family="Mangal"/>
    <style:font-face style:name="arial" svg:font-family="arial"/>
    <style:font-face style:name="sans-serif" svg:font-family="sans-serif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5:57:15.917000000</meta:creation-date>
    <dc:date>2014-08-19T09:40:54.798000000</dc:date>
    <meta:editing-duration>PT16H29M3S</meta:editing-duration>
    <meta:editing-cycles>2</meta:editing-cycles>
    <meta:generator>LibreOffice/4.2.5.2$Windows_x86 LibreOffice_project/61cb170a04bb1f12e77c884eab9192be736ec5f5</meta:generator>
    <meta:document-statistic meta:table-count="0" meta:image-count="0" meta:object-count="0" meta:page-count="3" meta:paragraph-count="68" meta:word-count="153" meta:character-count="1973" meta:non-whitespace-character-count="1793"/>
  </office:meta>
</office:document-meta>
</file>